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2ab6e" officeooo:paragraph-rsid="0002ab6e"/>
    </style:style>
    <style:style style:name="P2" style:family="paragraph" style:parent-style-name="Standard">
      <style:text-properties officeooo:rsid="0002ab6e" officeooo:paragraph-rsid="0004751a"/>
    </style:style>
    <style:style style:name="P3" style:family="paragraph" style:parent-style-name="Standard">
      <style:text-properties fo:font-style="italic" officeooo:rsid="0002ab6e" officeooo:paragraph-rsid="0002ab6e" style:font-style-asian="italic" style:font-style-complex="italic"/>
    </style:style>
    <style:style style:name="P4" style:family="paragraph" style:parent-style-name="Standard">
      <style:text-properties fo:font-style="normal" officeooo:rsid="0004751a" officeooo:paragraph-rsid="0004751a" style:font-style-asian="normal" style:font-style-complex="normal"/>
    </style:style>
    <style:style style:name="P5" style:family="paragraph" style:parent-style-name="Standard">
      <style:text-properties fo:font-style="normal" officeooo:rsid="000ac612" officeooo:paragraph-rsid="000ac612" style:font-style-asian="normal" style:font-style-complex="normal"/>
    </style:style>
    <style:style style:name="P6" style:family="paragraph" style:parent-style-name="Standard">
      <style:text-properties fo:font-style="normal" officeooo:rsid="000dd2f7" officeooo:paragraph-rsid="000dd2f7" style:font-style-asian="normal" style:font-style-complex="normal"/>
    </style:style>
    <style:style style:name="P7" style:family="paragraph" style:parent-style-name="Standard">
      <style:text-properties fo:font-style="normal" officeooo:rsid="000f1735" officeooo:paragraph-rsid="000f1735" style:font-style-asian="normal" style:font-style-complex="normal"/>
    </style:style>
    <style:style style:name="P8" style:family="paragraph" style:parent-style-name="Standard">
      <style:text-properties fo:font-style="normal" officeooo:rsid="002d8adc" officeooo:paragraph-rsid="002d8adc" style:font-style-asian="normal" style:font-style-complex="normal"/>
    </style:style>
    <style:style style:name="P9" style:family="paragraph" style:parent-style-name="Standard">
      <style:text-properties fo:font-style="normal" officeooo:rsid="002dba3c" officeooo:paragraph-rsid="002dba3c" style:font-style-asian="normal" style:font-style-complex="normal"/>
    </style:style>
    <style:style style:name="P10" style:family="paragraph" style:parent-style-name="Standard">
      <style:paragraph-properties fo:text-align="center" style:justify-single-word="false"/>
      <style:text-properties fo:font-size="16pt" fo:font-style="normal" fo:font-weight="bold" officeooo:rsid="001c16c2" officeooo:paragraph-rsid="001c16c2" style:font-size-asian="16pt" style:font-style-asian="normal" style:font-weight-asian="bold" style:font-size-complex="16pt" style:font-style-complex="normal" style:font-weight-complex="bold"/>
    </style:style>
    <style:style style:name="P11" style:family="paragraph" style:parent-style-name="Standard">
      <style:text-properties officeooo:rsid="000ac612" officeooo:paragraph-rsid="000ac612"/>
    </style:style>
    <style:style style:name="P12" style:family="paragraph" style:parent-style-name="Standard">
      <style:text-properties fo:font-weight="bold" officeooo:rsid="000ac612" officeooo:paragraph-rsid="000ac612" style:font-weight-asian="bold" style:font-weight-complex="bold"/>
    </style:style>
    <style:style style:name="P13" style:family="paragraph" style:parent-style-name="Standard">
      <style:text-properties fo:font-weight="bold" officeooo:rsid="000c6720" officeooo:paragraph-rsid="000c6720" style:font-weight-asian="bold" style:font-weight-complex="bold"/>
    </style:style>
    <style:style style:name="P14" style:family="paragraph" style:parent-style-name="Standard">
      <style:text-properties fo:font-weight="bold" officeooo:rsid="0002ab6e" officeooo:paragraph-rsid="0002ab6e" style:font-weight-asian="bold" style:font-weight-complex="bold"/>
    </style:style>
    <style:style style:name="P15" style:family="paragraph" style:parent-style-name="Standard">
      <style:text-properties officeooo:rsid="000c6720" officeooo:paragraph-rsid="000ac612"/>
    </style:style>
    <style:style style:name="P16" style:family="paragraph" style:parent-style-name="Standard">
      <style:text-properties officeooo:rsid="000c6720" officeooo:paragraph-rsid="000c6720"/>
    </style:style>
    <style:style style:name="P17" style:family="paragraph" style:parent-style-name="Standard">
      <style:paragraph-properties fo:text-align="start" style:justify-single-word="false"/>
      <style:text-properties fo:font-size="12pt" fo:font-style="normal" officeooo:rsid="000e12e7" officeooo:paragraph-rsid="000e12e7" style:font-size-asian="10.5pt" style:font-style-asian="normal" style:font-size-complex="12pt" style:font-style-complex="normal"/>
    </style:style>
    <style:style style:name="P18" style:family="paragraph" style:parent-style-name="Standard">
      <style:paragraph-properties fo:text-align="start" style:justify-single-word="false"/>
      <style:text-properties fo:font-size="12pt" fo:font-style="normal" fo:font-weight="bold" officeooo:rsid="002a026f" officeooo:paragraph-rsid="002a026f" style:font-size-asian="10.5pt" style:font-style-asian="normal" style:font-weight-asian="bold" style:font-size-complex="12pt" style:font-style-complex="normal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2pt" fo:font-style="normal" fo:font-weight="normal" officeooo:rsid="00178c5e" officeooo:paragraph-rsid="00178c5e" style:font-size-asian="10.5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2pt" fo:font-style="normal" fo:font-weight="normal" officeooo:rsid="0017e649" officeooo:paragraph-rsid="0017e649" style:font-size-asian="10.5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2pt" fo:font-style="normal" fo:font-weight="normal" officeooo:rsid="00198f90" officeooo:paragraph-rsid="00198f90" style:font-size-asian="10.5pt" style:font-style-asian="normal" style:font-weight-asian="normal" style:font-size-complex="12pt" style:font-style-complex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2pt" fo:font-style="normal" fo:font-weight="normal" officeooo:rsid="001c16c2" officeooo:paragraph-rsid="001c16c2" style:font-size-asian="10.5pt" style:font-style-asian="normal" style:font-weight-asian="normal" style:font-size-complex="12pt" style:font-style-complex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2pt" fo:font-style="normal" fo:font-weight="normal" officeooo:rsid="001c4dd0" officeooo:paragraph-rsid="001c4dd0" style:font-size-asian="10.5pt" style:font-style-asian="normal" style:font-weight-asian="normal" style:font-size-complex="12pt" style:font-style-complex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2pt" fo:font-style="normal" fo:font-weight="normal" officeooo:rsid="001c4dd0" officeooo:paragraph-rsid="0021e631" style:font-size-asian="10.5pt" style:font-style-asian="normal" style:font-weight-asian="normal" style:font-size-complex="12pt" style:font-style-complex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2pt" fo:font-style="normal" fo:font-weight="normal" officeooo:rsid="001c6f90" officeooo:paragraph-rsid="001c6f90" style:font-size-asian="10.5pt" style:font-style-asian="normal" style:font-weight-asian="normal" style:font-size-complex="12pt" style:font-style-complex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2pt" fo:font-style="normal" fo:font-weight="normal" officeooo:rsid="0021e631" officeooo:paragraph-rsid="0021e631" style:font-size-asian="10.5pt" style:font-style-asian="normal" style:font-weight-asian="normal" style:font-size-complex="12pt" style:font-style-complex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2pt" fo:font-style="normal" fo:font-weight="normal" officeooo:rsid="002627d8" officeooo:paragraph-rsid="002627d8" style:font-size-asian="10.5pt" style:font-style-asian="normal" style:font-weight-asian="normal" style:font-size-complex="12pt" style:font-style-complex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0e12e7" officeooo:paragraph-rsid="001fb3d6" style:font-size-asian="10.5pt" style:font-style-asian="normal" style:font-weight-asian="normal" style:font-size-complex="12pt" style:font-style-complex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21e631" officeooo:paragraph-rsid="0021e631" style:font-size-asian="10.5pt" style:font-style-asian="normal" style:font-weight-asian="normal" style:font-size-complex="12pt" style:font-style-complex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0f104b" officeooo:paragraph-rsid="0021e631" style:font-size-asian="10.5pt" style:font-style-asian="normal" style:font-weight-asian="normal" style:font-size-complex="12pt" style:font-style-complex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12pt" fo:font-style="normal" style:text-underline-style="none" fo:font-weight="bold" officeooo:rsid="0021e631" officeooo:paragraph-rsid="0021e631" style:font-size-asian="10.5pt" style:font-style-asian="normal" style:font-weight-asian="bold" style:font-size-complex="12pt" style:font-style-complex="normal" style:font-weight-complex="bold"/>
    </style:style>
    <style:style style:name="P32" style:family="paragraph" style:parent-style-name="Standard">
      <style:paragraph-properties fo:text-align="start" style:justify-single-word="false"/>
      <style:text-properties fo:font-size="12pt" fo:font-style="normal" style:text-underline-style="none" fo:font-weight="bold" officeooo:rsid="001fb3d6" officeooo:paragraph-rsid="001fb3d6" style:font-size-asian="10.5pt" style:font-style-asian="normal" style:font-weight-asian="bold" style:font-size-complex="12pt" style:font-style-complex="normal" style:font-weight-complex="bold"/>
    </style:style>
    <style:style style:name="P33" style:family="paragraph" style:parent-style-name="Standard">
      <style:paragraph-properties fo:text-align="start" style:justify-single-word="false"/>
      <style:text-properties fo:font-size="12pt" fo:font-style="normal" style:text-underline-style="none" fo:font-weight="bold" officeooo:rsid="001c6f90" officeooo:paragraph-rsid="001c6f90" style:font-size-asian="10.5pt" style:font-style-asian="normal" style:font-weight-asian="bold" style:font-size-complex="12pt" style:font-style-complex="normal" style:font-weight-complex="bold"/>
    </style:style>
    <style:style style:name="P34" style:family="paragraph" style:parent-style-name="Standard">
      <style:paragraph-properties fo:text-align="start" style:justify-single-word="false"/>
      <style:text-properties fo:font-size="12pt" fo:font-weight="normal" officeooo:rsid="0029f688" officeooo:paragraph-rsid="0029f688" style:font-size-asian="10.5pt" style:font-weight-asian="normal" style:font-size-complex="12pt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size="12pt" fo:font-weight="bold" officeooo:rsid="002a026f" officeooo:paragraph-rsid="002a026f" style:font-size-asian="10.5pt" style:font-weight-asian="bold" style:font-size-complex="12pt" style:font-weight-complex="bold"/>
    </style:style>
    <style:style style:name="P36" style:family="paragraph" style:parent-style-name="Standard">
      <style:paragraph-properties fo:text-align="start" style:justify-single-word="false"/>
      <style:text-properties fo:font-size="14pt" fo:font-style="normal" style:text-underline-style="solid" style:text-underline-width="auto" style:text-underline-color="font-color" fo:font-weight="bold" officeooo:rsid="001c6f90" officeooo:paragraph-rsid="001c6f90" style:font-size-asian="14pt" style:font-style-asian="normal" style:font-weight-asian="bold" style:font-size-complex="14pt" style:font-style-complex="normal" style:font-weight-complex="bold"/>
    </style:style>
    <style:style style:name="P37" style:family="paragraph" style:parent-style-name="Standard">
      <style:text-properties fo:font-size="10pt" officeooo:rsid="0002ab6e" officeooo:paragraph-rsid="0004751a" style:font-size-asian="10pt" style:font-size-complex="10pt"/>
    </style:style>
    <style:style style:name="P38" style:family="paragraph" style:parent-style-name="Standard">
      <style:paragraph-properties fo:break-before="page"/>
      <style:text-properties fo:font-style="normal" officeooo:rsid="000dd2f7" officeooo:paragraph-rsid="000dd2f7" style:font-style-asian="normal" style:font-style-complex="normal"/>
    </style:style>
    <style:style style:name="P39" style:family="paragraph" style:parent-style-name="Standard">
      <style:paragraph-properties fo:text-align="center" style:justify-single-word="false" fo:break-before="page"/>
      <style:text-properties fo:font-size="16pt" fo:font-style="normal" fo:font-weight="bold" officeooo:rsid="001c16c2" officeooo:paragraph-rsid="001c16c2" style:font-size-asian="16pt" style:font-style-asian="normal" style:font-weight-asian="bold" style:font-size-complex="16pt" style:font-style-complex="normal" style:font-weight-complex="bold"/>
    </style:style>
    <style:style style:name="P40" style:family="paragraph" style:parent-style-name="Standard">
      <style:paragraph-properties fo:text-align="start" style:justify-single-word="false"/>
      <style:text-properties fo:font-size="12pt" fo:font-style="normal" fo:font-weight="normal" officeooo:rsid="0021ae00" officeooo:paragraph-rsid="0021ae00" style:font-size-asian="10.5pt" style:font-style-asian="normal" style:font-weight-asian="normal" style:font-size-complex="12pt" style:font-style-complex="normal" style:font-weight-complex="normal"/>
    </style:style>
    <style:style style:name="P41" style:family="paragraph" style:parent-style-name="Standard">
      <style:paragraph-properties fo:text-align="start" style:justify-single-word="false"/>
      <style:text-properties fo:font-size="12pt" fo:font-style="normal" fo:font-weight="normal" officeooo:rsid="00110f5b" officeooo:paragraph-rsid="00307247" style:font-size-asian="10.5pt" style:font-style-asian="normal" style:font-weight-asian="normal" style:font-size-complex="12pt" style:font-style-complex="normal" style:font-weight-complex="normal"/>
    </style:style>
    <style:style style:name="P42" style:family="paragraph" style:parent-style-name="Standard">
      <style:paragraph-properties fo:text-align="start" style:justify-single-word="false"/>
      <style:text-properties fo:font-size="12pt" fo:font-style="normal" fo:font-weight="normal" officeooo:rsid="00110f5b" officeooo:paragraph-rsid="0030fe08" style:font-size-asian="10.5pt" style:font-style-asian="normal" style:font-weight-asian="normal" style:font-size-complex="12pt" style:font-style-complex="normal" style:font-weight-complex="normal"/>
    </style:style>
    <style:style style:name="P43" style:family="paragraph" style:parent-style-name="Standard">
      <style:paragraph-properties fo:text-align="start" style:justify-single-word="false"/>
      <style:text-properties fo:font-size="12pt" fo:font-style="normal" fo:font-weight="normal" officeooo:rsid="0004751a" officeooo:paragraph-rsid="00307247" style:font-size-asian="10.5pt" style:font-style-asian="normal" style:font-weight-asian="normal" style:font-size-complex="12pt" style:font-style-complex="normal" style:font-weight-complex="normal"/>
    </style:style>
    <style:style style:name="P44" style:family="paragraph" style:parent-style-name="Standard">
      <style:paragraph-properties fo:text-align="start" style:justify-single-word="false"/>
      <style:text-properties fo:font-size="12pt" fo:font-style="normal" fo:font-weight="normal" officeooo:rsid="0004751a" officeooo:paragraph-rsid="0030fe08" style:font-size-asian="10.5pt" style:font-style-asian="normal" style:font-weight-asian="normal" style:font-size-complex="12pt" style:font-style-complex="normal" style:font-weight-complex="normal"/>
    </style:style>
    <style:style style:name="P45" style:family="paragraph" style:parent-style-name="Standard">
      <style:paragraph-properties fo:text-align="start" style:justify-single-word="false"/>
      <style:text-properties fo:font-size="12pt" fo:font-style="normal" fo:font-weight="normal" officeooo:rsid="001c4dd0" officeooo:paragraph-rsid="001c4dd0" style:font-size-asian="10.5pt" style:font-style-asian="normal" style:font-weight-asian="normal" style:font-size-complex="12pt" style:font-style-complex="normal" style:font-weight-complex="normal"/>
    </style:style>
    <style:style style:name="P46" style:family="paragraph" style:parent-style-name="Standard">
      <style:paragraph-properties fo:text-align="start" style:justify-single-word="false"/>
      <style:text-properties fo:font-size="12pt" fo:font-style="normal" fo:font-weight="normal" officeooo:rsid="0017e649" officeooo:paragraph-rsid="0030fe08" style:font-size-asian="10.5pt" style:font-style-asian="normal" style:font-weight-asian="normal" style:font-size-complex="12pt" style:font-style-complex="normal" style:font-weight-complex="normal"/>
    </style:style>
    <style:style style:name="P47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0f104b" officeooo:paragraph-rsid="0021e631" style:font-size-asian="10.5pt" style:font-style-asian="normal" style:font-weight-asian="normal" style:font-size-complex="12pt" style:font-style-complex="normal" style:font-weight-complex="normal"/>
    </style:style>
    <style:style style:name="P48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0f104b" officeooo:paragraph-rsid="00307247" style:font-size-asian="10.5pt" style:font-style-asian="normal" style:font-weight-asian="normal" style:font-size-complex="12pt" style:font-style-complex="normal" style:font-weight-complex="normal"/>
    </style:style>
    <style:style style:name="P49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0f1735" officeooo:paragraph-rsid="00307247" style:font-size-asian="10.5pt" style:font-style-asian="normal" style:font-weight-asian="normal" style:font-size-complex="12pt" style:font-style-complex="normal" style:font-weight-complex="normal"/>
    </style:style>
    <style:style style:name="P50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15608e" officeooo:paragraph-rsid="00307247" style:font-size-asian="10.5pt" style:font-style-asian="normal" style:font-weight-asian="normal" style:font-size-complex="12pt" style:font-style-complex="normal" style:font-weight-complex="normal"/>
    </style:style>
    <style:style style:name="P51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21e631" officeooo:paragraph-rsid="00307247" style:font-size-asian="10.5pt" style:font-style-asian="normal" style:font-weight-asian="normal" style:font-size-complex="12pt" style:font-style-complex="normal" style:font-weight-complex="normal"/>
    </style:style>
    <style:style style:name="P52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21e631" officeooo:paragraph-rsid="0030fe08" style:font-size-asian="10.5pt" style:font-style-asian="normal" style:font-weight-asian="normal" style:font-size-complex="12pt" style:font-style-complex="normal" style:font-weight-complex="normal"/>
    </style:style>
    <style:style style:name="P53" style:family="paragraph" style:parent-style-name="Standard">
      <style:paragraph-properties fo:text-align="start" style:justify-single-word="false"/>
      <style:text-properties fo:font-size="12pt" fo:font-style="normal" style:text-underline-style="none" fo:font-weight="bold" officeooo:rsid="0021e631" officeooo:paragraph-rsid="00307247" style:font-size-asian="10.5pt" style:font-style-asian="normal" style:font-weight-asian="bold" style:font-size-complex="12pt" style:font-style-complex="normal" style:font-weight-complex="bold"/>
    </style:style>
    <style:style style:name="P54" style:family="paragraph" style:parent-style-name="Standard">
      <style:paragraph-properties fo:text-align="start" style:justify-single-word="false"/>
      <style:text-properties fo:font-size="12pt" fo:font-style="normal" style:text-underline-style="none" fo:font-weight="bold" officeooo:rsid="0021e631" officeooo:paragraph-rsid="0030fe08" style:font-size-asian="10.5pt" style:font-style-asian="normal" style:font-weight-asian="bold" style:font-size-complex="12pt" style:font-style-complex="normal" style:font-weight-complex="bold"/>
    </style:style>
    <style:style style:name="P55" style:family="paragraph" style:parent-style-name="Standard">
      <style:paragraph-properties fo:text-align="start" style:justify-single-word="false"/>
      <style:text-properties fo:font-size="12pt" fo:font-style="normal" officeooo:rsid="002627d8" officeooo:paragraph-rsid="002a026f" style:font-size-asian="10.5pt" style:font-style-asian="normal" style:font-size-complex="12pt" style:font-style-complex="normal"/>
    </style:style>
    <style:style style:name="P56" style:family="paragraph" style:parent-style-name="Standard">
      <style:paragraph-properties fo:text-align="start" style:justify-single-word="false"/>
      <style:text-properties fo:font-size="12pt" fo:font-style="normal" officeooo:rsid="000e12e7" officeooo:paragraph-rsid="00307247" style:font-size-asian="10.5pt" style:font-style-asian="normal" style:font-size-complex="12pt" style:font-style-complex="normal"/>
    </style:style>
    <style:style style:name="P57" style:family="paragraph" style:parent-style-name="Standard">
      <style:paragraph-properties fo:text-align="start" style:justify-single-word="false"/>
      <style:text-properties fo:font-size="12pt" fo:font-style="normal" officeooo:rsid="000e12e7" officeooo:paragraph-rsid="0030fe08" style:font-size-asian="10.5pt" style:font-style-asian="normal" style:font-size-complex="12pt" style:font-style-complex="normal"/>
    </style:style>
    <style:style style:name="P58" style:family="paragraph" style:parent-style-name="Standard">
      <style:paragraph-properties fo:text-align="start" style:justify-single-word="false"/>
      <style:text-properties fo:font-size="12pt" fo:font-style="normal" style:text-underline-style="solid" style:text-underline-width="auto" style:text-underline-color="font-color" fo:font-weight="normal" officeooo:rsid="00178c5e" officeooo:paragraph-rsid="00178c5e" style:font-size-asian="10.5pt" style:font-style-asian="normal" style:font-weight-asian="normal" style:font-size-complex="12pt" style:font-style-complex="normal" style:font-weight-complex="normal"/>
    </style:style>
    <style:style style:name="P59" style:family="paragraph" style:parent-style-name="Standard">
      <style:paragraph-properties fo:text-align="start" style:justify-single-word="false"/>
      <style:text-properties fo:font-size="12pt" fo:font-style="normal" style:text-underline-style="solid" style:text-underline-width="auto" style:text-underline-color="font-color" fo:font-weight="normal" officeooo:rsid="0017e649" officeooo:paragraph-rsid="0017e649" style:font-size-asian="10.5pt" style:font-style-asian="normal" style:font-weight-asian="normal" style:font-size-complex="12pt" style:font-style-complex="normal" style:font-weight-complex="normal"/>
    </style:style>
    <style:style style:name="P60" style:family="paragraph" style:parent-style-name="Standard">
      <style:paragraph-properties fo:text-align="start" style:justify-single-word="false"/>
      <style:text-properties fo:font-size="12pt" fo:font-weight="normal" officeooo:rsid="0029f688" officeooo:paragraph-rsid="0029f688" style:font-size-asian="10.5pt" style:font-weight-asian="normal" style:font-size-complex="12pt" style:font-weight-complex="normal"/>
    </style:style>
    <style:style style:name="P61" style:family="paragraph" style:parent-style-name="Standard">
      <style:text-properties fo:font-style="normal" officeooo:rsid="0015608e" officeooo:paragraph-rsid="00307247" style:font-style-asian="normal" style:font-style-complex="normal"/>
    </style:style>
    <style:style style:name="P62" style:family="paragraph" style:parent-style-name="Standard">
      <style:text-properties fo:font-style="normal" officeooo:rsid="0015c9b2" officeooo:paragraph-rsid="00307247" style:font-style-asian="normal" style:font-style-complex="normal"/>
    </style:style>
    <style:style style:name="P63" style:family="paragraph" style:parent-style-name="Standard">
      <style:text-properties fo:font-style="normal" officeooo:rsid="00170685" officeooo:paragraph-rsid="00307247" style:font-style-asian="normal" style:font-style-complex="normal"/>
    </style:style>
    <style:style style:name="P64" style:family="paragraph" style:parent-style-name="Standard">
      <style:text-properties fo:font-style="normal" officeooo:rsid="00178c5e" officeooo:paragraph-rsid="00307247" style:font-style-asian="normal" style:font-style-complex="normal"/>
    </style:style>
    <style:style style:name="P65" style:family="paragraph" style:parent-style-name="Standard">
      <style:text-properties fo:font-style="normal" officeooo:rsid="00307247" officeooo:paragraph-rsid="00307247" style:font-style-asian="normal" style:font-style-complex="normal"/>
    </style:style>
    <style:style style:name="P66" style:family="paragraph" style:parent-style-name="Standard">
      <style:text-properties fo:font-style="normal" officeooo:rsid="000dd2f7" officeooo:paragraph-rsid="000dd2f7" style:font-style-asian="normal" style:font-style-complex="normal"/>
    </style:style>
    <style:style style:name="P67" style:family="paragraph" style:parent-style-name="Standard">
      <style:text-properties fo:font-style="normal" officeooo:rsid="0031137d" officeooo:paragraph-rsid="0031137d" style:font-style-asian="normal" style:font-style-complex="normal"/>
    </style:style>
    <style:style style:name="P68" style:family="paragraph" style:parent-style-name="Standard">
      <style:text-properties fo:font-style="normal" style:text-underline-style="solid" style:text-underline-width="auto" style:text-underline-color="font-color" fo:font-weight="normal" officeooo:rsid="0015608e" officeooo:paragraph-rsid="00307247" style:font-style-asian="normal" style:font-weight-asian="normal" style:font-style-complex="normal" style:font-weight-complex="normal"/>
    </style:style>
    <style:style style:name="P69" style:family="paragraph" style:parent-style-name="Standard">
      <style:text-properties fo:font-style="normal" style:text-underline-style="solid" style:text-underline-width="auto" style:text-underline-color="font-color" officeooo:rsid="00178c5e" officeooo:paragraph-rsid="00307247" style:font-style-asian="normal" style:font-style-complex="normal"/>
    </style:style>
    <style:style style:name="P70" style:family="paragraph" style:parent-style-name="Standard">
      <style:text-properties fo:font-weight="normal" officeooo:rsid="000f8d5d" officeooo:paragraph-rsid="00307247" style:font-weight-asian="normal" style:font-weight-complex="normal"/>
    </style:style>
    <style:style style:name="P71" style:family="paragraph" style:parent-style-name="Standard">
      <style:paragraph-properties fo:text-align="start" style:justify-single-word="false"/>
      <style:text-properties fo:font-weight="normal" officeooo:rsid="0017e649" officeooo:paragraph-rsid="0017e649" style:font-weight-asian="normal" style:font-weight-complex="normal"/>
    </style:style>
    <style:style style:name="P72" style:family="paragraph" style:parent-style-name="Standard">
      <style:paragraph-properties fo:text-align="start" style:justify-single-word="false"/>
      <style:text-properties fo:font-weight="normal" officeooo:rsid="0017e649" officeooo:paragraph-rsid="0030fe08" style:font-weight-asian="normal" style:font-weight-complex="normal"/>
    </style:style>
    <style:style style:name="P73" style:family="paragraph" style:parent-style-name="Standard">
      <style:text-properties fo:font-weight="bold" officeooo:rsid="0002ab6e" officeooo:paragraph-rsid="00307247" style:font-weight-asian="bold" style:font-weight-complex="bold"/>
    </style:style>
    <style:style style:name="P74" style:family="paragraph" style:parent-style-name="Standard">
      <style:text-properties fo:font-weight="bold" officeooo:rsid="0002ab6e" officeooo:paragraph-rsid="0030fe08" style:font-weight-asian="bold" style:font-weight-complex="bold"/>
    </style:style>
    <style:style style:name="P75" style:family="paragraph" style:parent-style-name="Standard">
      <style:text-properties fo:font-weight="bold" officeooo:rsid="000f1735" officeooo:paragraph-rsid="00307247" style:font-weight-asian="bold" style:font-weight-complex="bold"/>
    </style:style>
    <style:style style:name="P76" style:family="paragraph" style:parent-style-name="Standard">
      <style:text-properties officeooo:rsid="0002ab6e" officeooo:paragraph-rsid="00307247"/>
    </style:style>
    <style:style style:name="P77" style:family="paragraph" style:parent-style-name="Standard">
      <style:text-properties officeooo:rsid="0002ab6e" officeooo:paragraph-rsid="0030fe08"/>
    </style:style>
    <style:style style:name="P78" style:family="paragraph" style:parent-style-name="Standard">
      <style:text-properties fo:font-style="italic" officeooo:rsid="0002ab6e" officeooo:paragraph-rsid="00307247" style:font-style-asian="italic" style:font-style-complex="italic"/>
    </style:style>
    <style:style style:name="P79" style:family="paragraph" style:parent-style-name="Standard">
      <style:text-properties fo:font-style="italic" officeooo:rsid="0002ab6e" officeooo:paragraph-rsid="0030fe08" style:font-style-asian="italic" style:font-style-complex="italic"/>
    </style:style>
    <style:style style:name="P80" style:family="paragraph" style:parent-style-name="Standard">
      <style:text-properties fo:font-size="10pt" officeooo:rsid="0002ab6e" officeooo:paragraph-rsid="00307247" style:font-size-asian="10pt" style:font-size-complex="10pt"/>
    </style:style>
    <style:style style:name="P81" style:family="paragraph" style:parent-style-name="Standard">
      <style:text-properties fo:font-size="10pt" officeooo:rsid="0002ab6e" officeooo:paragraph-rsid="0030fe08" style:font-size-asian="10pt" style:font-size-complex="10pt"/>
    </style:style>
    <style:style style:name="P82" style:family="paragraph" style:parent-style-name="Standard">
      <style:text-properties style:text-underline-style="solid" style:text-underline-width="auto" style:text-underline-color="font-color" fo:font-weight="normal" officeooo:rsid="0015608e" officeooo:paragraph-rsid="00307247" style:font-weight-asian="normal" style:font-weight-complex="normal"/>
    </style:style>
    <style:style style:name="P83" style:family="paragraph" style:parent-style-name="Standard">
      <style:text-properties officeooo:rsid="0009d20a" officeooo:paragraph-rsid="0030fe08"/>
    </style:style>
    <style:style style:name="P84" style:family="paragraph" style:parent-style-name="Standard">
      <style:paragraph-properties fo:break-before="page"/>
      <style:text-properties fo:font-weight="bold" officeooo:rsid="0002ab6e" officeooo:paragraph-rsid="00307247" style:font-weight-asian="bold" style:font-weight-complex="bold"/>
    </style:style>
    <style:style style:name="P85" style:family="paragraph" style:parent-style-name="Standard">
      <style:paragraph-properties fo:text-align="start" style:justify-single-word="false" fo:break-before="page"/>
      <style:text-properties fo:font-size="14pt" fo:font-style="normal" style:text-underline-style="solid" style:text-underline-width="auto" style:text-underline-color="font-color" fo:font-weight="bold" officeooo:rsid="002627d8" officeooo:paragraph-rsid="002627d8" style:font-size-asian="14pt" style:font-style-asian="normal" style:font-weight-asian="bold" style:font-size-complex="14pt" style:font-style-complex="normal" style:font-weight-complex="bold"/>
    </style:style>
    <style:style style:name="P86" style:family="paragraph" style:parent-style-name="Standard">
      <style:paragraph-properties fo:text-align="start" style:justify-single-word="false" fo:break-before="page"/>
      <style:text-properties fo:font-size="14pt" style:text-underline-style="solid" style:text-underline-width="auto" style:text-underline-color="font-color" fo:font-weight="bold" officeooo:rsid="0029f688" officeooo:paragraph-rsid="0029f688" style:font-size-asian="14pt" style:font-weight-asian="bold" style:font-size-complex="14pt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officeooo:rsid="0004751a"/>
    </style:style>
    <style:style style:name="T3" style:family="text">
      <style:text-properties officeooo:rsid="0005cd91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04751a" style:font-weight-asian="bold" style:font-weight-complex="bold"/>
    </style:style>
    <style:style style:name="T6" style:family="text">
      <style:text-properties officeooo:rsid="000f1735"/>
    </style:style>
    <style:style style:name="T7" style:family="text">
      <style:text-properties officeooo:rsid="000f8d5d"/>
    </style:style>
    <style:style style:name="T8" style:family="text">
      <style:text-properties officeooo:rsid="00114857"/>
    </style:style>
    <style:style style:name="T9" style:family="text">
      <style:text-properties officeooo:rsid="00170685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tyle="normal" officeooo:rsid="00170685" style:font-style-asian="normal" style:font-style-complex="normal"/>
    </style:style>
    <style:style style:name="T12" style:family="text">
      <style:text-properties fo:font-style="normal" officeooo:rsid="00178c5e" style:font-style-asian="normal" style:font-style-complex="normal"/>
    </style:style>
    <style:style style:name="T13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14" style:family="text">
      <style:text-properties officeooo:rsid="00198f90"/>
    </style:style>
    <style:style style:name="T15" style:family="text">
      <style:text-properties officeooo:rsid="001a52aa"/>
    </style:style>
    <style:style style:name="T16" style:family="text">
      <style:text-properties officeooo:rsid="001c16c2"/>
    </style:style>
    <style:style style:name="T17" style:family="text">
      <style:text-properties officeooo:rsid="0021e631"/>
    </style:style>
    <style:style style:name="T18" style:family="text">
      <style:text-properties officeooo:rsid="002627d8"/>
    </style:style>
    <style:style style:name="T19" style:family="text">
      <style:text-properties officeooo:rsid="002b211b"/>
    </style:style>
    <style:style style:name="T20" style:family="text">
      <style:text-properties officeooo:rsid="002dba3c"/>
    </style:style>
    <style:style style:name="T21" style:family="text">
      <style:text-properties fo:font-size="12pt" fo:font-style="normal" style:font-size-asian="10.5pt" style:font-style-asian="normal" style:font-size-complex="12pt" style:font-style-complex="normal"/>
    </style:style>
    <style:style style:name="T22" style:family="text">
      <style:text-properties officeooo:rsid="00307247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fo:font-weight="normal" officeooo:rsid="002a026f" style:font-weight-asian="normal" style:font-weight-complex="normal"/>
    </style:style>
    <style:style style:name="T25" style:family="text">
      <style:text-properties fo:font-weight="normal" officeooo:rsid="002720ed" style:font-weight-asian="normal" style:font-weight-complex="normal"/>
    </style:style>
    <style:style style:name="T26" style:family="text">
      <style:text-properties fo:font-weight="normal" officeooo:rsid="0029f688" style:font-weight-asian="normal" style:font-weight-complex="normal"/>
    </style:style>
    <style:style style:name="T27" style:family="text">
      <style:text-properties officeooo:rsid="0030fe0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9">Testy systemu logowania i zgłaszania błędów</text:p>
      <text:p text:style-name="P10"/>
      <text:p text:style-name="P22">W systemie można wyróżnić trzy <text:span text:style-name="T18">podstawowe,</text:span> <text:span text:style-name="T18">niezwiązane ze sobą funkcjonalności</text:span>:</text:p>
      <text:p text:style-name="P22">1. rejestracja logów (logs),</text:p>
      <text:p text:style-name="P22">2. rejestracja błędów (crash reports),</text:p>
      <text:p text:style-name="P22">3. wysyłanie informacji o błędach.</text:p>
      <text:p text:style-name="P22"/>
      <text:p text:style-name="P36">1. Rejestracja logów</text:p>
      <text:p text:style-name="P25"/>
      <text:p text:style-name="P33">Wstęp</text:p>
      <text:p text:style-name="P22">Logi zapisywane są w folderze ~/.obci/logs</text:p>
      <text:p text:style-name="P40">Przy każdym uruchomieniu obci_server tworzony jest nowy folder w ~/.obci/logs. <text:span text:style-name="T20">W folderze tworzony jest plik bazodanowy sqlite z logami obci_server-a. Ponadto, dla każdego uruchomionego </text:span>w obci<text:span text:style-name="T16"> eksperymentu tworzony jest w tym folderze plik bazodanowy. </text:span>W<text:span text:style-name="T16"> plikach zapisywane są informacje o działaniu systemu. Jeżeli jednocześnie uruchomiony został </text:span>S<text:span text:style-name="T16">varog, </text:span>wtedy <text:span text:style-name="T16">w tym samym folderze, w pliku svarog.log zapisywane </text:span>są<text:span text:style-name="T16"> informacje o działaniu systemu Svarog. Po zamknięciu obci, </text:span>dodatkowo, <text:span text:style-name="T16">scalona zawartość wszystkich wygenerowanych plików jest dopisywana do pliku ~/.obci/logs/logs.sqlite. </text:span>Folder i jego zawartość nie są usuwane. </text:p>
      <text:p text:style-name="P23"/>
      <text:p text:style-name="P26">Jeżeli po zamknięciu obci_server Svarog pozostanie uruchomiony, kolejne logi będą zapisywane w pliku ~/.obci/logs/svarog.log. <text:span text:style-name="T22">Te informacje nie zostaną dodane do pliku logs.sqlite po zamknięciu Svaroga.</text:span></text:p>
      <text:p text:style-name="P24"/>
      <text:p text:style-name="P23">Jeżeli Svarog został uruchomiony samodzielnie <text:span text:style-name="T17">(bez obci_server)</text:span>, logi będą zapisywane w pliku ~/.obci/<text:span text:style-name="T17">logs/svarog.log. Wtedy, uruchomienie obci_server spowoduje wygenerowanie nowego folderu, w którym nie będą zapisywane informacje ze Svaroga (Svarog cały czas będzie zapisywał swoje logi w ~/.obci/logs/svarog.log). Po zamknięciu obci_server scalone logi zostaną dopisane do pliku ~/.obci/logs/logs.sqlite bez uwzględnienia logów ze Svaroga (tzn. bez uwzględnienia części informacji z przeprowadzonego eksperymentu, które w tym czasie były zapisywane w ~/.obci/logs/svarog.log).</text:span></text:p>
      <text:p text:style-name="P23"/>
      <text:p text:style-name="P49">Logi są zapisywane w <text:span text:style-name="T8">formacie</text:span> sqlite. Można je przeglądać, np. <text:span text:style-name="T7">p</text:span>rogramem sqliteman.</text:p>
      <text:p text:style-name="P49"/>
      <text:p text:style-name="P32">Cel testów</text:p>
      <text:p text:style-name="P28">Weryfikacja poprawności <text:span text:style-name="T17">rejestracji logów na podstawie powyższego opisu.</text:span></text:p>
      <text:p text:style-name="P28"/>
      <text:p text:style-name="P31">Założenia początkowe</text:p>
      <text:p text:style-name="P29">Testy przeprowadzane są na komputerze z systemem Ubuntu16.04, z zainstalowanymi pakietami obci i Svarog.</text:p>
      <text:p text:style-name="P29"/>
      <text:p text:style-name="P31">Kryterium akcpetacji testów</text:p>
      <text:p text:style-name="P30">- przejście wszystkich testów jednostkowych</text:p>
      <text:p text:style-name="P30">- zawartości folderu ~/.obci/logs po przeprowadzeniu testów zgodna z oczekiwaniami.</text:p>
      <text:p text:style-name="P30"/>
      <text:p text:style-name="P84"><text:span text:style-name="T2">Podstawowe przypadki użycia</text:span></text:p>
      <text:p text:style-name="P73"/>
      <text:p text:style-name="P76">1. Użytkownik chce wczytać zapisany sygnał.</text:p>
      <text:p text:style-name="P76"/>
      <text:p text:style-name="P79"><text:span text:style-name="T22">$</text:span> svarog <text:span text:style-name="T11">(tryb offline)</text:span></text:p>
      <text:p text:style-name="P76"/>
      <text:p text:style-name="P76">2. Użytkownik chce uruchomić wybrany scenariusz <text:span text:style-name="T2">bez analizowania sygnału</text:span>.</text:p>
      <text:p text:style-name="P76"/>
      <text:p text:style-name="P78"><text:span text:style-name="T22">$</text:span> obci gui</text:p>
      <text:p text:style-name="P76"/>
      <text:p text:style-name="P76">3. Użytkownik chce uruchomić scenariusz i analizować sygnał online.</text:p>
      <text:p text:style-name="P80"/>
      <text:p text:style-name="P79"><text:span text:style-name="T22">$</text:span> svarog &amp; obci gui <text:span text:style-name="T11">(załadowanie scenariusza eksperymentu z poziomu svaroga)</text:span></text:p>
      <text:p text:style-name="P78"/>
      <text:p text:style-name="P43">Każda z możliwości powinna zostać oddzielnie przetestowana.</text:p>
      <text:p text:style-name="P41"/>
      <text:p text:style-name="P41">Po wykonaniu <text:span text:style-name="T8">każdego </text:span>scenariusza należy przejrzeć zawartość katalogu ~/.obci/<text:span text:style-name="T8">logs</text:span>. Porównać ją z oczekiwanym rezultatem.</text:p>
      <text:p text:style-name="P50"/>
      <text:p text:style-name="P82"><text:span text:style-name="T10">Ad. 1 Użytkownik wczytuje zapisany sygnał </text:span><text:span text:style-name="T12">(Svarog w trybie online)</text:span></text:p>
      <text:p text:style-name="P68"/>
      <text:p text:style-name="P62">Pobranie sygnału testowego.</text:p>
      <text:p text:style-name="P62">Uruchomienie <text:span text:style-name="T9">S</text:span>varoga.</text:p>
      <text:p text:style-name="P62">Wczytanie sygnału <text:span text:style-name="T9">testowego.</text:span></text:p>
      <text:p text:style-name="P63">Zamknięcie Svaroga</text:p>
      <text:p text:style-name="P64">Sprawdzenie stanu logów</text:p>
      <text:p text:style-name="P64"/>
      <text:p text:style-name="P69">Ad. 2 Użytkownik uruchamia obci</text:p>
      <text:p text:style-name="P69"/>
      <text:p text:style-name="P64">Uruchomienie obci</text:p>
      <text:p text:style-name="P64">Uruchomienie wybranego scenariusza</text:p>
      <text:p text:style-name="P64">Zatrzymanie scenariusza</text:p>
      <text:p text:style-name="P64">Zamknięcie obci</text:p>
      <text:p text:style-name="P64">Sprawdzenie stanu logów</text:p>
      <text:p text:style-name="P64"/>
      <text:p text:style-name="P69">Ad. <text:span text:style-name="T22">3 </text:span>Użytkownik uruchamia wybrany scenariusz z poziomu Svaroga</text:p>
      <text:p text:style-name="P69"/>
      <text:p text:style-name="P64">Uruchomienie Svarog-a</text:p>
      <text:p text:style-name="P64">Uruchomienie obci</text:p>
      <text:p text:style-name="P64">Wybranie sygnału</text:p>
      <text:p text:style-name="P64">Zatrzymanie scenariusza eksperymentu</text:p>
      <text:p text:style-name="P64">Zamknięcie Svaroga</text:p>
      <text:p text:style-name="P64">Zamknięcie obci</text:p>
      <text:p text:style-name="P64">Sprawdzenie stanu logów</text:p>
      <text:p text:style-name="P65">=============================================</text:p>
      <text:p text:style-name="P62">Pobranie sygnału testowego:</text:p>
      <text:p text:style-name="P62">https://www.dropbox.com/s/xs2w5jimvg4ofuh/test_signal.tar.gz?dl=0</text:p>
      <text:p text:style-name="P62">cd Downloads</text:p>
      <text:p text:style-name="P62">Pobierz </text:p>
      <text:p text:style-name="P61">Wpisz w terminalu:</text:p>
      <text:p text:style-name="P61">$ svarog</text:p>
      <text:p text:style-name="P61">W menu wybierz File → Open Signal</text:p>
      <text:p text:style-name="P85">2. Rejestracja błędów</text:p>
      <text:p text:style-name="P27"/>
      <text:p text:style-name="P18">Wstęp</text:p>
      <text:p text:style-name="P55"><text:span text:style-name="T24">B</text:span><text:span text:style-name="T23">ł</text:span><text:span text:style-name="T24">ą</text:span><text:span text:style-name="T23">d powoduje wygenerowanie raportu (tzw. “crash report”). </text:span><text:span text:style-name="T24">Raport jest generowany z pliku logs.sqlite. Zawiera pełną informacja o eksperymencie, podczas którego błąd wystąpił (z dokładnością do logów z samodzielnie uruchomionego Svarog-a). Składany jest w formacie JSON i u</text:span><text:span text:style-name="T23">mieszczany w folderze ~/.obci/crash_reports. </text:span><text:span text:style-name="T25">U</text:span><text:span text:style-name="T23">żytkownik informowany jest o wystąpieniu błędu </text:span><text:span text:style-name="T26">i pytany o zgodę na przesłanie raportu do Sentry (dedykowanego serwera). Odmowa użytkownika pozostawia folder ~/.obci/logs bez zmian.</text:span></text:p>
      <text:p text:style-name="P55"><text:span text:style-name="T26"/></text:p>
      <text:p text:style-name="P17"><text:span text:style-name="T4">Cel<text:line-break/></text:span>Weryfikacja poprawności <text:span text:style-name="T27">rejestracji raportów na podstawie powyższego opisu.</text:span></text:p>
      <text:p text:style-name="P17"/>
      <text:p text:style-name="P53">Założenia początkowe</text:p>
      <text:p text:style-name="P51">Testy przeprowadzane są na komputerze z systemem Ubuntu16.04, z zainstalowanymi pakietami obci i Svarog. <text:span text:style-name="T22">Warunkiem koniecznym wygenerowania “crash report” jest pojawienie się błędu. Dlatego na potrzeby testowania systemu zapisywania błędów należy przyjąć zestaw błędów, które generowane będą celowo. </text:span></text:p>
      <text:p text:style-name="P56"/>
      <text:p text:style-name="P75">Kryterium akceptacji testów</text:p>
      <text:p text:style-name="P70"><text:span text:style-name="T22">- p</text:span>rzejście wszystkich testów jednostkowych.</text:p>
      <text:p text:style-name="P48">- zawartości folderu ~/.obci/<text:span text:style-name="T22">crash_reports</text:span> po przeprowadzeniu testów zgodna z oczekiwaniami.</text:p>
      <text:p text:style-name="P77"/>
      <text:p text:style-name="P77"><text:span text:style-name="T5">Podstawowe przypadki użycia</text:span></text:p>
      <text:p text:style-name="P74"/>
      <text:p text:style-name="P77">1. Użytkownik chce wczytać zapisany sygnał.</text:p>
      <text:p text:style-name="P77"/>
      <text:p text:style-name="P79"><text:span text:style-name="T22">$</text:span> svarog <text:span text:style-name="T11">(tryb offline)</text:span></text:p>
      <text:p text:style-name="P77"/>
      <text:p text:style-name="P77">2. Użytkownik chce uruchomić wybrany scenariusz <text:span text:style-name="T2">bez analizowania sygnału</text:span>.</text:p>
      <text:p text:style-name="P77"/>
      <text:p text:style-name="P79"><text:span text:style-name="T22">$</text:span> obci gui</text:p>
      <text:p text:style-name="P77"/>
      <text:p text:style-name="P77">3. Użytkownik chce uruchomić scenariusz i analizować sygnał online.</text:p>
      <text:p text:style-name="P81"/>
      <text:p text:style-name="P79"><text:span text:style-name="T22">$</text:span> svarog &amp; obci gui <text:span text:style-name="T11">(załadowanie scenariusza eksperymentu z poziomu svaroga)</text:span></text:p>
      <text:p text:style-name="P79"/>
      <text:p text:style-name="P44">Każda z możliwości powinna zostać oddzielnie przetestowana.</text:p>
      <text:p text:style-name="P42"/>
      <text:p text:style-name="P42">Po wykonaniu <text:span text:style-name="T8">każdego </text:span>scenariusza należy przejrzeć zawartość katalogu ~/.obci/<text:span text:style-name="T27">crash_reports</text:span>. Porównać ją z oczekiwanym rezultatem.</text:p>
      <text:p text:style-name="P71"/>
      <text:p text:style-name="P71"><text:span text:style-name="T21">Przy przeprowadzaniu testów użytkownik za każdym razem odrzuca wysyłanie raportu (testując jednocześnie scenariusz odrzucania crash reportu)</text:span></text:p>
      <text:p text:style-name="P19"/>
      <text:p text:style-name="P58">Ad. 1</text:p>
      <text:p text:style-name="P20">Uruchom Svaroga</text:p>
      <text:p text:style-name="P20">Wywołaj błąd w Svarog-u <text:span text:style-name="T15">(propozycja – odświeżenie listy z eksperymentami bez włączonego obci)</text:span></text:p>
      <text:p text:style-name="P20">Zamknij Svaroga</text:p>
      <text:p text:style-name="P20">Przejrzyj logi i crash reports</text:p>
      <text:p text:style-name="P20"/>
      <text:p text:style-name="P59"/>
      <text:p text:style-name="P59"><text:soft-page-break/>Ad.2 </text:p>
      <text:p text:style-name="P20">Uruchom obci</text:p>
      <text:p text:style-name="P20">Wywołaj błąd w obci</text:p>
      <text:p text:style-name="P20">Zamknij obci</text:p>
      <text:p text:style-name="P20">Przejrzyj logi i crash reports</text:p>
      <text:p text:style-name="P19"/>
      <text:p text:style-name="P20">Ad.3<text:span text:style-name="T14">a</text:span></text:p>
      <text:p text:style-name="P46">Uruchom obci</text:p>
      <text:p text:style-name="P21">Uruchom Svarog-a</text:p>
      <text:p text:style-name="P21">Wybierz sygnał</text:p>
      <text:p text:style-name="P21">Wywołaj błąd w działającym obci</text:p>
      <text:p text:style-name="P21">Zamknij wszystko</text:p>
      <text:p text:style-name="P21">Przejrzyj logi</text:p>
      <text:p text:style-name="P86">3. Wysyłanie informacji o błędach</text:p>
      <text:p text:style-name="P34"/>
      <text:p text:style-name="P35">Wstęp</text:p>
      <text:p text:style-name="P34">Po wystąpieniu błędu raport umieszczany jest w folderze ~/.obci/crash_reports. <text:span text:style-name="T19">Następnie</text:span> wyświetlane jest okno dialogowe z informacją o wystąpieniu błędu i pytaniem o pozwolenie na przesłanie raportu do Sentry. Jeżeli użytkownik odmówi raport pozostaje w katalogu ~/.obci/crash_reports. Jeżeli folder ~/.obci/crash_reports nie jest pusty <text:span text:style-name="T19">okno dialogowe</text:span> jest <text:span text:style-name="T19">ponownie wyświetlane po upływie</text:span> … Jeżeli użytkownik zezwoli na wysłanie, raport <text:span text:style-name="T20">zostaje uzupełniony o opcjonalne informacje wprowadzone przez użytkownika (mail i komunikat), a następnie</text:span> zostaje przeniesiony do folderu ~/.obci/crash_reports_to_send. <text:span text:style-name="T19">Po pomyślnym wysłaniu</text:span> raport zostani<text:span text:style-name="T19">e </text:span>usunięty z komputera użytkownika. Jeżeli z jakiegoś powodu nie można wysłać raportu (np. brak połączenia z internetem lub odmowa serwera) raport pozostaje w folderze ~/.obci/crash_reports_to_send. <text:span text:style-name="T19">Po upływie … / po … próbach raport zostaje przeniesiony do folderu ~/.obci/crash_reports_send_failed, a system przestaje podejmować próby wysłania.</text:span> <text:s/></text:p>
      <text:p text:style-name="P34"/>
      <text:p text:style-name="P13">Cel</text:p>
      <text:p text:style-name="P16">Weryfikacja poprawności działania mechanizmu <text:span text:style-name="T6">przesyłania</text:span> błędów <text:span text:style-name="T27">na podstawie powyższego opisu</text:span>.</text:p>
      <text:p text:style-name="P57"/>
      <text:p text:style-name="P54">Założenia początkowe</text:p>
      <text:p text:style-name="P52">Testy przeprowadzane są na komputerze z systemem Ubuntu16.04, z zainstalowanymi pakietami obci i Svarog. <text:span text:style-name="T22">Warunkiem koniecznym wygenerowania “crash report” jest pojawienie się błędu. Dlatego na potrzeby testowania systemu zapisywania błędów należy przyjąć zestaw błędów, które generowane będą celowo. </text:span></text:p>
      <text:p text:style-name="P83"/>
      <text:p text:style-name="P12">Kryterium akceptacji testów</text:p>
      <text:p text:style-name="P11"><text:span text:style-name="T8">Przejście wszystkich testów jednostkowych. </text:span>Wszystkie “<text:span text:style-name="T6">crash report”</text:span> zostały przesłane do Sentry, jeżeli użytkownik nie zażądał inaczej. <text:span text:style-name="T6">Raporty nie przesłane (czy to z woli użytkownika, czy z powodu braku połączenia z internetem) znajdują się w przewidzianym na to miejscu.</text:span></text:p>
      <text:p text:style-name="P15"/>
      <text:p text:style-name="P14"><text:span text:style-name="T2">Podstawowe przypadki użycia</text:span></text:p>
      <text:p text:style-name="P14"/>
      <text:p text:style-name="P77">1. Użytkownik chce wczytać zapisany sygnał.</text:p>
      <text:p text:style-name="P77"/>
      <text:p text:style-name="P79"><text:span text:style-name="T22">$</text:span> svarog <text:span text:style-name="T11">(tryb offline)</text:span></text:p>
      <text:p text:style-name="P77"/>
      <text:p text:style-name="P77">2. Użytkownik chce uruchomić wybrany scenariusz <text:span text:style-name="T2">bez analizowania sygnału</text:span>.</text:p>
      <text:p text:style-name="P77"/>
      <text:p text:style-name="P79"><text:span text:style-name="T22">$</text:span> obci gui</text:p>
      <text:p text:style-name="P77"/>
      <text:p text:style-name="P77">3. Użytkownik chce uruchomić scenariusz i analizować sygnał online.</text:p>
      <text:p text:style-name="P81"/>
      <text:p text:style-name="P79"><text:span text:style-name="T22">$</text:span> svarog &amp; obci gui <text:span text:style-name="T11">(załadowanie scenariusza eksperymentu z poziomu svaroga)</text:span></text:p>
      <text:p text:style-name="P79"/>
      <text:p text:style-name="P44">Każda z możliwości powinna zostać oddzielnie przetestowana.</text:p>
      <text:p text:style-name="P42"/>
      <text:p text:style-name="P42">Po wykonaniu <text:span text:style-name="T8">każdego </text:span>scenariusza należy przejrzeć zawartość katalogu ~/.obci/<text:span text:style-name="T27">crash_reports</text:span>. Porównać ją z oczekiwanym rezultatem.</text:p>
      <text:p text:style-name="P72"/>
      <text:p text:style-name="P72"><text:span text:style-name="T21">Przy przeprowadzaniu testów użytkownik za każdym razem odrzuca wysyłanie raportu (testując jednocześnie scenariusz odrzucania crash reportu)</text:span></text:p>
      <text:p text:style-name="P79"/>
      <text:p text:style-name="P4"><text:soft-page-break/>Każd<text:span text:style-name="T27">y</text:span> z <text:span text:style-name="T27">przypadków</text:span> powin<text:span text:style-name="T27">ie</text:span>n zostać oddzielnie przetestowan<text:span text:style-name="T27">y</text:span>.</text:p>
      <text:p text:style-name="P4"/>
      <text:p text:style-name="P4">Wszystkie scenariusze testowe powinny być przeprowadzane dla trzech przypadków:</text:p>
      <text:p text:style-name="P4">1. Komputer użytkownika jest podłączony do sieci <text:span text:style-name="T3">i</text:span> wystąpił błąd.</text:p>
      <text:p text:style-name="P4">2. Komputer nie jest podłączony do sieci <text:span text:style-name="T3">i</text:span> wystąpił błąd.</text:p>
      <text:p text:style-name="P4">3. <text:span text:style-name="T3">Komputer, na którym wystąpił błąd odzyskał połączenie z siecią.</text:span></text:p>
      <text:p text:style-name="P4"/>
      <text:p text:style-name="P5">Należy rozpatrzeć scenariusz, w którym użytkownik nie chce przesyłać crash report do Sentry.</text:p>
      <text:p text:style-name="P5"/>
      <text:p text:style-name="P7">Po przeprowadzeniu każdego ze scenariuszy należy przejrzeć zawartość katalogów ./obci/crash_reports, ~/.obci/crash_reports_to_send, ~/.obci/crash_reports_send_failed. Porównać <text:s/>ją z oczekiwanym rezultatem.</text:p>
      <text:p text:style-name="P6"/>
      <text:p text:style-name="P6"/>
      <text:p text:style-name="P67">1. Po wystąpieniu błędu użytkownik anuluje wysyłanie</text:p>
      <text:p text:style-name="P67">2. Po wystąpieniu błędu użytkownik wysyła raport</text:p>
      <text:p text:style-name="P67">3. Po wystąpieniu błędu użytkonik wysyła raport (brak połączenia z internetem)</text:p>
      <text:p text:style-name="P38"><text:span text:style-name="T7">Pytania</text:span>:</text:p>
      <text:p text:style-name="P6"/>
      <text:p text:style-name="P6">Co dokładnie dziejej się z niezgłoszonymi raportami? Jak długo i jak często użytkownik ma anulować wysyłanie, żeby przestał być o nie pytany?</text:p>
      <text:p text:style-name="P6"/>
      <text:p text:style-name="P8">Uwagi:</text:p>
      <text:p text:style-name="P8"/>
      <text:p text:style-name="P8">Obecnie <text:span text:style-name="T20">aktywne</text:span> są dwa systemy logowania – stary tekstowy i nowy – bazodanowy. Przed rozpoczęciem testów najlepiej usunąć stary system logowania.</text:p>
      <text:p text:style-name="P9"/>
      <text:p text:style-name="P9">Prawdopodobnie, obecnie pliki są scalane i usuwane tylko po wystąpieniu błędu. Jeżeli tak, to do pliku ~/.obci/logs/logs.sqlite trafiają pliki tylko z tego folderu, w którym pojawił się błąd. 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6T11:04:08.617025134</meta:creation-date>
    <meta:generator>LibreOffice/4.2.8.2$Linux_X86_64 LibreOffice_project/420m0$Build-2</meta:generator>
    <dc:date>2016-12-06T23:25:02.894328289</dc:date>
    <meta:editing-duration>PT56M54S</meta:editing-duration>
    <meta:editing-cycles>14</meta:editing-cycles>
    <meta:document-statistic meta:table-count="0" meta:image-count="0" meta:object-count="0" meta:page-count="7" meta:paragraph-count="126" meta:word-count="1168" meta:character-count="9154" meta:non-whitespace-character-count="8099"/>
  </office:meta>
</office:document-meta>
</file>